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fe7f5" draw:textarea-horizontal-align="justify" draw:textarea-vertical-align="middle" draw:auto-grow-height="false" fo:min-height="1.655cm" fo:min-width="4.072cm"/>
    </style:style>
    <style:style style:name="gr2" style:family="graphic" style:parent-style-name="standard">
      <style:graphic-properties draw:fill-color="#ccffcc" draw:textarea-horizontal-align="justify" draw:textarea-vertical-align="middle" draw:auto-grow-height="false" fo:min-height="1.655cm" fo:min-width="4.072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0.852cm" fo:min-width="9.814cm"/>
    </style:style>
    <style:style style:name="gr4" style:family="graphic" style:parent-style-name="standard">
      <style:graphic-properties draw:fill-color="#e6e6ff" draw:textarea-horizontal-align="justify" draw:textarea-vertical-align="middle" draw:auto-grow-height="false" fo:min-height="0.852cm" fo:min-width="9.81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0.703cm" fo:min-width="2.041cm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 fo:min-height="1.528cm" fo:min-width="2.929cm"/>
    </style:style>
    <style:style style:name="gr8" style:family="graphic" style:parent-style-name="standard">
      <style:graphic-properties draw:textarea-horizontal-align="justify" draw:textarea-vertical-align="middle" draw:auto-grow-height="false" fo:min-height="0.896cm" fo:min-width="4.075cm"/>
    </style:style>
    <style:style style:name="gr9" style:family="graphic" style:parent-style-name="standard">
      <style:graphic-properties draw:fill-color="#ffffcc" draw:textarea-horizontal-align="justify" draw:textarea-vertical-align="middle" draw:auto-grow-height="false" fo:min-height="0.828cm" fo:min-width="0.578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893cm"/>
    </style:style>
    <style:style style:name="gr12" style:family="graphic" style:parent-style-name="objectwithoutfill">
      <style:graphic-properties svg:stroke-width="0.102cm" svg:stroke-color="#ff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draw:stroke="none" svg:stroke-color="#000000" draw:fill="solid" draw:fill-color="#ffff66" draw:textarea-horizontal-align="left" draw:auto-grow-height="true" draw:auto-grow-width="false" fo:min-height="0.704cm" fo:min-width="0cm"/>
    </style:style>
    <style:style style:name="gr14" style:family="graphic" style:parent-style-name="objectwithoutfill">
      <style:graphic-properties draw:stroke="dash" draw:stroke-dash="Line_20_Style_20_9" svg:stroke-width="0.051cm" svg:stroke-color="#ff3333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text-align="center"/>
    </style:style>
    <style:style style:name="P2" style:family="paragraph">
      <loext:graphic-properties draw:fill-color="#cfe7f5"/>
      <style:paragraph-properties fo:text-align="center"/>
    </style:style>
    <style:style style:name="P3" style:family="paragraph">
      <loext:graphic-properties draw:fill-color="#ccffcc"/>
      <style:paragraph-properties fo:text-align="center"/>
    </style:style>
    <style:style style:name="P4" style:family="paragraph">
      <loext:graphic-properties draw:fill-color="#ffffcc"/>
      <style:paragraph-properties fo:text-align="center"/>
    </style:style>
    <style:style style:name="P5" style:family="paragraph">
      <loext:graphic-properties draw:fill-color="#e6e6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d32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solid" draw:fill-color="#ffff66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color="#800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572cm" svg:height="1.905cm" svg:x="13.874cm" svg:y="12.654cm">
          <text:p text:style-name="P1">App Server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572cm" svg:height="1.905cm" svg:x="13.847cm" svg:y="9.879cm">
          <text:p text:style-name="P1">Message </text:p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905cm" svg:x="19.616cm" svg:y="12.654cm">
          <text:p text:style-name="P1">Web Serv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72cm" svg:height="1.905cm" svg:x="19.589cm" svg:y="9.879cm">
          <text:p text:style-name="P1">Message </text:p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572cm" svg:height="1.905cm" svg:x="13.823cm" svg:y="6.549cm">
          <text:p text:style-name="P1">App Server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4.572cm" svg:height="1.905cm" svg:x="13.747cm" svg:y="3.859cm">
          <text:p text:style-name="P1">Message </text:p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572cm" svg:height="1.905cm" svg:x="19.476cm" svg:y="6.553cm">
          <text:p text:style-name="P1">App Serv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72cm" svg:height="1.905cm" svg:x="19.489cm" svg:y="3.859cm">
          <text:p text:style-name="P1">Message </text:p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10.314cm" svg:height="1.102cm" svg:x="13.878cm" svg:y="17.749cm">
          <text:p text:style-name="P1">Message Producer</text:p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10.314cm" svg:height="1.102cm" svg:x="13.874cm" svg:y="15.858cm">
          <text:p text:style-name="P1">Load Balancing Reverse Proxy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9.035cm" svg:y1="17.749cm" svg:x2="19.031cm" svg:y2="16.96cm" draw:start-shape="id1" draw:start-glue-point="0" draw:end-shape="id2" draw:end-glue-point="2" svg:d="M19035 17749v-394h-4v-395" svg:viewBox="0 0 5 790">
          <text:p/>
        </draw:connector>
        <draw:connector draw:style-name="gr5" draw:text-style-name="P6" draw:layer="layout" svg:x1="19.031cm" svg:y1="15.858cm" svg:x2="16.16cm" svg:y2="14.559cm" draw:start-shape="id2" draw:start-glue-point="0" draw:end-shape="id3" svg:d="M19031 15858v-650h-2871v-649" svg:viewBox="0 0 2872 1300">
          <text:p/>
        </draw:connector>
        <draw:connector draw:style-name="gr5" draw:text-style-name="P6" draw:layer="layout" svg:x1="16.16cm" svg:y1="12.654cm" svg:x2="16.133cm" svg:y2="11.784cm" draw:start-shape="id3" draw:start-glue-point="0" draw:end-shape="id4" draw:end-glue-point="2" svg:d="M16160 12654v-436h-27v-434" svg:viewBox="0 0 28 871">
          <text:p/>
        </draw:connector>
        <draw:connector draw:style-name="gr5" draw:text-style-name="P6" draw:layer="layout" svg:x1="16.109cm" svg:y1="8.454cm" svg:x2="16.133cm" svg:y2="9.879cm" draw:start-shape="id5" draw:start-glue-point="2" draw:end-shape="id4" draw:end-glue-point="0" svg:d="M16109 8454v712h24v713" svg:viewBox="0 0 25 1426">
          <text:p/>
        </draw:connector>
        <draw:custom-shape draw:style-name="gr3" draw:text-style-name="P4" xml:id="id6" draw:id="id6" draw:layer="layout" svg:width="10.314cm" svg:height="1.102cm" svg:x="13.747cm" svg:y="2.081cm">
          <text:p text:style-name="P1">Message Consumer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18.904cm" svg:y1="3.183cm" svg:x2="18.319cm" svg:y2="4.811cm" draw:start-shape="id6" draw:start-glue-point="2" draw:end-shape="id7" svg:d="M18904 3183v1628h-585" svg:viewBox="0 0 586 1629">
          <text:p/>
        </draw:connector>
        <draw:connector draw:style-name="gr5" draw:text-style-name="P6" draw:layer="layout" svg:x1="16.109cm" svg:y1="6.549cm" svg:x2="16.033cm" svg:y2="5.764cm" draw:start-shape="id5" draw:start-glue-point="0" draw:end-shape="id7" draw:end-glue-point="2" svg:d="M16109 6549v-393h-76v-392" svg:viewBox="0 0 77 786">
          <text:p/>
        </draw:connector>
        <draw:custom-shape draw:style-name="gr6" draw:text-style-name="P4" xml:id="id10" draw:id="id10" draw:layer="layout" svg:width="2.54cm" svg:height="1.524cm" svg:x="3.606cm" svg:y="5.037cm">
          <text:p text:style-name="P1">queu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xml:id="id11" draw:id="id11" draw:layer="layout" svg:width="3.429cm" svg:height="1.778cm" svg:x="3.182cm" svg:y="8.323cm">
          <text:p text:style-name="P1">ADAM</text:p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4.699cm" svg:height="1.27cm" svg:x="2.548cm" svg:y="11.052cm">
          <text:p text:style-name="P1">Web Brow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8" draw:id="id8" draw:layer="layout" svg:width="1.524cm" svg:height="1.524cm" svg:x="4.14cm" svg:y="13.2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onnector draw:style-name="gr10" draw:text-style-name="P6" draw:layer="layout" draw:type="lines" svg:x1="4.902cm" svg:y1="13.23cm" svg:x2="4.897cm" svg:y2="12.322cm" draw:start-shape="id8" draw:start-glue-point="4" draw:end-shape="id9" draw:end-glue-point="2" svg:d="M4902 13230v-501l-5 95v-502" svg:viewBox="0 0 6 909">
          <text:p/>
        </draw:connector>
        <draw:connector draw:style-name="gr5" draw:text-style-name="P6" draw:layer="layout" svg:x1="4.876cm" svg:y1="6.561cm" svg:x2="4.896cm" svg:y2="8.323cm" draw:start-shape="id10" draw:start-glue-point="7" draw:end-shape="id11" draw:end-glue-point="0" svg:d="M4876 6561v882h20v880" svg:viewBox="0 0 21 1763">
          <text:p/>
        </draw:connector>
        <draw:connector draw:style-name="gr5" draw:text-style-name="P6" draw:layer="layout" svg:x1="4.897cm" svg:y1="11.052cm" svg:x2="4.896cm" svg:y2="10.101cm" draw:start-shape="id9" draw:start-glue-point="0" draw:end-shape="id11" draw:end-glue-point="2" svg:d="M4897 11052v-475h-1v-476" svg:viewBox="0 0 2 952">
          <text:p/>
        </draw:connector>
        <draw:frame draw:style-name="gr11" draw:text-style-name="P8" draw:layer="layout" svg:width="3.393cm" svg:height="0.954cm" svg:x="3.284cm" svg:y="15.124cm">
          <draw:text-box>
            <text:p>Developer</text:p>
          </draw:text-box>
        </draw:frame>
        <draw:line draw:style-name="gr12" draw:text-style-name="P6" draw:layer="layout" svg:x1="13.724cm" svg:y1="6.688cm" svg:x2="6.231cm" svg:y2="5.291cm">
          <text:p/>
        </draw:line>
        <draw:frame draw:style-name="gr13" draw:text-style-name="P9" draw:layer="layout" svg:width="0.853cm" svg:height="0.954cm" svg:x="12.284cm" svg:y="13.716cm">
          <draw:text-box>
            <text:p>2</text:p>
          </draw:text-box>
        </draw:frame>
        <draw:line draw:style-name="gr12" draw:text-style-name="P6" draw:layer="layout" svg:x1="13.597cm" svg:y1="8.339cm" svg:x2="6.358cm" svg:y2="5.926cm">
          <text:p/>
        </draw:line>
        <draw:line draw:style-name="gr12" draw:text-style-name="P6" draw:layer="layout" svg:x1="13.724cm" svg:y1="12.657cm" svg:x2="6.612cm" svg:y2="6.434cm">
          <text:p/>
        </draw:line>
        <draw:line draw:style-name="gr12" draw:text-style-name="P6" draw:layer="layout" svg:x1="13.724cm" svg:y1="14.435cm" svg:x2="6.358cm" svg:y2="6.942cm">
          <text:p/>
        </draw:line>
        <draw:line draw:style-name="gr12" draw:text-style-name="P6" draw:layer="layout" svg:x1="13.597cm" svg:y1="17.865cm" svg:x2="6.256cm" svg:y2="7.096cm">
          <text:p/>
        </draw:line>
        <draw:line draw:style-name="gr12" draw:text-style-name="P6" draw:layer="layout" svg:x1="13.597cm" svg:y1="2.624cm" svg:x2="6.231cm" svg:y2="4.783cm">
          <text:p/>
        </draw:line>
        <draw:frame draw:style-name="gr13" draw:text-style-name="P9" draw:layer="layout" svg:width="0.853cm" svg:height="0.954cm" svg:x="12.236cm" svg:y="17.291cm">
          <draw:text-box>
            <text:p>1</text:p>
          </draw:text-box>
        </draw:frame>
        <draw:frame draw:style-name="gr13" draw:text-style-name="P9" draw:layer="layout" svg:width="0.853cm" svg:height="0.954cm" svg:x="12.285cm" svg:y="10.716cm">
          <draw:text-box>
            <text:p>3</text:p>
          </draw:text-box>
        </draw:frame>
        <draw:frame draw:style-name="gr13" draw:text-style-name="P9" draw:layer="layout" svg:width="0.853cm" svg:height="0.954cm" svg:x="12.157cm" svg:y="8.19cm">
          <draw:text-box>
            <text:p>4</text:p>
          </draw:text-box>
        </draw:frame>
        <draw:frame draw:style-name="gr13" draw:text-style-name="P9" draw:layer="layout" svg:width="0.853cm" svg:height="0.954cm" svg:x="12.2cm" svg:y="5.545cm">
          <draw:text-box>
            <text:p>5</text:p>
          </draw:text-box>
        </draw:frame>
        <draw:frame draw:style-name="gr13" draw:text-style-name="P9" draw:layer="layout" svg:width="0.853cm" svg:height="0.954cm" svg:x="12.236cm" svg:y="1.797cm">
          <draw:text-box>
            <text:p>6</text:p>
          </draw:text-box>
        </draw:frame>
        <draw:line draw:style-name="gr14" draw:text-style-name="P6" draw:layer="layout" svg:x1="23.753cm" svg:y1="19.842cm" svg:x2="23.753cm" svg:y2="1.3cm">
          <text:p/>
        </draw:line>
        <draw:frame draw:style-name="gr15" draw:text-style-name="P10" draw:layer="layout" svg:width="3.429cm" svg:height="1.905cm" svg:x="23.568cm" svg:y="8.374cm">
          <draw:text-box>
            <text:p text:style-name="P1"><text:span text:style-name="T1">Business Transaction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7T13:15:40.804522000</meta:creation-date>
    <dc:date>2015-06-17T15:14:29.554525000</dc:date>
    <meta:editing-duration>PT24M45S</meta:editing-duration>
    <meta:editing-cycles>2</meta:editing-cycles>
    <meta:generator>LibreOffice/4.4.2.2$MacOSX_X86_64 LibreOffice_project/c4c7d32d0d49397cad38d62472b0bc8acff48dd6</meta:generator>
    <meta:document-statistic meta:object-count="39"/>
  </office:meta>
</office:document-meta>
</file>